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Displays the system file save dialog and sends the set file path to the <text:span text:style-name="backtick">file_path</text:span> output.</text:p>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he file name to be used by default.</text:p>,
                                            <text:list xml:id="list_FileSaveDialog7" text:continue-numbering="true" text:continue-list="list_FileSaveDialog6" text:style-name="Outline">
                                                <text:list-item>
                                                    <text:list>
                                                        <text:list-item>
                                                            <text:list>
                                                                <text:list-item>
                                                                    <text:h text:style-name="Heading_20_3" text:outline-level="3">
                                                                        Filters
                                                                        <text:s text:c="4"/>
                                                                        <text:span text:style-name="T2">EXPRESSION (array:string)</text:span>
                                                                    </text:h>
                                                                </text:list-item>
                                                            </text:list>
                                                        </text:list-item>
                                                    </text:list>
                                                </text:list-item>
                                            </text:list>
                                            <text:p text:style-name="Standard">If we want to limit which types of files appear inside the file save dialog, then we can specify the filter list as <text:span text:style-name="backtick">array:string</text:span>, for example <text:span text:style-name="backtick">["PNG Images|png", "JPG Images|jpg", "GIF Images|gif"] </text:span>. This is an optional property and if it is not set then all files will be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9" text:continue-numbering="true" text:continue-list="list_FileSaveDialog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SaveDialog10" text:continue-numbering="true" text:continue-list="list_FileSaveDialog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SaveDialog11" text:continue-numbering="true" text:continue-list="list_FileSaveDialog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2" text:continue-numbering="true" text:continue-list="list_FileSaveDialog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SaveDialog15"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6" text:style-name="List_20_1">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